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" svg:font-family="'Tw Cen MT'"/>
    <style:font-face style:name="Tw Cen MT Condensed" svg:font-family="'Tw Cen MT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127cm" fo:padding-right="0.127cm" fo:wrap-option="wrap"/>
    </style:style>
    <style:style style:name="pr3" style:family="presentation" style:parent-style-name="Blank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20pt"/>
    </style:style>
    <style:style style:name="P6" style:family="paragraph">
      <style:text-properties fo:font-size="20pt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" fo:font-size="20pt" fo:letter-spacing="0.035cm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w Cen MT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[Your name]&#10;[Title of your term paper]" draw:style-name="dp1" draw:master-page-name="Blank">
        <draw:frame draw:name="Rectangle 2" presentation:style-name="pr1" draw:text-style-name="P2" draw:layer="layout" svg:width="25.433cm" svg:height="2.565cm" svg:x="0cm" svg:y="0.466cm" presentation:class="title" presentation:user-transformed="true">
          <draw:text-box>
            <text:p text:style-name="P1"><text:span text:style-name="T1">Ettore CIprian</text:span><text:span text:style-name="T1"><text:line-break/></text:span><text:span text:style-name="T1">location based apps</text:span></text:p>
          </draw:text-box>
        </draw:frame>
        <draw:frame draw:name="Rectangle 3" presentation:style-name="pr2" draw:text-style-name="P5" draw:layer="layout" svg:width="26.599cm" svg:height="17.499cm" svg:x="0cm" svg:y="3.509cm" presentation:class="outline" presentation:user-transformed="true">
          <draw:text-box>
            <text:list text:style-name="L2">
              <text:list-item>
                <text:p text:style-name="P3"><text:span text:style-name="T2">I: <text:s/>Introduction:</text:span><text:span text:style-name="T3"> [Presentation of the field (The subject)]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2">R.Q.:</text:span><text:span text:style-name="T3"> [Research Question (What are you trying to find out?)] </text:span><text:span text:style-name="T4"><text:s/>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text:style-name="P4"><text:span text:style-name="T2">Theory: </text:span><text:span text:style-name="T3">[Theories /perspectives/key concepts]</text:span></text:p>
              </text:list-item>
            </text:list>
            <text:p text:style-name="P4"><text:span text:style-name="T4"/></text:p>
            <text:list text:continue-numbering="true" text:style-name="L2">
              <text:list-item>
                <text:p text:style-name="P4"><text:span text:style-name="T2">Material: </text:span><text:span text:style-name="T3">[Empirical material/ method (What – how)] 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2">II:</text:span><text:span text:style-name="T3"> </text:span><text:span text:style-name="T2">Analysis: </text:span><text:span text:style-name="T3">[Description/Analysis of the material]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2">III: Discussion</text:span><text:span text:style-name="T3"> [What did you find? Don’t forget the theory]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2">IV: Conclusion</text:span></text:p>
              </text:list-item>
            </text:list>
            <text:p text:style-name="P4"><text:span text:style-name="T3"/></text:p>
            <text:list text:continue-numbering="true" text:style-name="L2">
              <text:list-item>
                <text:p text:style-name="P4"><text:span text:style-name="T2">V: References </text:span><text:span text:style-name="T3">[key names/titles, not full references here]</text:span></text:p>
              </text:list-item>
            </text:list>
            <text:p text:style-name="P4"><text:span text:style-name="T2"/></text:p>
            <text:list text:continue-numbering="true" text:style-name="L2">
              <text:list-item>
                <text:p text:style-name="P4"><text:span text:style-name="T2">VI: Form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 Cen MT" svg:font-family="'Tw Cen MT'"/>
    <style:font-face style:name="Tw Cen MT Condensed" svg:font-family="'Tw Cen MT Condense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22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" fo:font-family="'Tw Cen MT'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" fo:font-family="'Tw Cen MT'" fo:font-size="19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d0d0d" style:text-line-through-style="none" style:text-line-through-type="none" style:text-position="0% 100%" style:font-name="Tw Cen MT Condensed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2">
      <draw:line draw:name="Straight Connector 6" draw:style-name="Mgr3" draw:text-style-name="MP4" draw:layer="backgroundobjects" drawooo:display="printer" svg:x1="1.749cm" svg:y1="5.33cm" svg:x2="1.749cm" svg:y2="2.53cm">
        <text:p/>
      </draw:line>
      <draw:frame draw:name="Date Placeholder 1" presentation:style-name="Mpr4" draw:text-style-name="MP6" draw:layer="backgroundobjects" svg:width="4.946cm" svg:height="0.839cm" svg:x="2.352cm" svg:y="19.813cm" presentation:class="date-time" presentation:user-transformed="true">
        <draw:text-box>
          <text:p text:style-name="MP5"><text:span text:style-name="MT1"><text:date style:data-style-name="D1" text:date-value="2015-04-03">4/3/15</text:date></text:span></text:p>
        </draw:text-box>
      </draw:frame>
      <draw:frame draw:name="Footer Placeholder 2" presentation:style-name="Mpr4" draw:text-style-name="MP6" draw:layer="backgroundobjects" svg:width="13.552cm" svg:height="0.839cm" svg:x="11.121cm" svg:y="19.813cm" presentation:class="footer" presentation:user-transformed="true">
        <draw:text-box>
          <text:p/>
        </draw:text-box>
      </draw:frame>
      <draw:frame draw:name="Slide Number Placeholder 3" presentation:style-name="Mpr4" draw:text-style-name="MP6" draw:layer="backgroundobjects" svg:width="2.234cm" svg:height="0.839cm" svg:x="24.889cm" svg:y="19.81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tore </meta:initial-creator>
    <meta:creation-date>2015-04-03T17:45:26.641587394</meta:creation-date>
    <dc:date>2015-04-03T17:50:05.422060188</dc:date>
    <dc:creator>ettore </dc:creator>
    <meta:editing-duration>P0D</meta:editing-duration>
    <meta:editing-cycles>1</meta:editing-cycles>
    <meta:document-statistic meta:object-count="37"/>
    <meta:generator>LibreOffice/4.2.7.2$Linux_X86_64 LibreOffice_project/420m0$Build-2</meta:generator>
  </office:meta>
</office:document-meta>
</file>